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11.294cm"/>
    </style:style>
    <style:style style:name="co3" style:family="table-column">
      <style:table-column-properties fo:break-before="auto" style:column-width="11.098cm"/>
    </style:style>
    <style:style style:name="co4" style:family="table-column">
      <style:table-column-properties fo:break-before="auto" style:column-width="5.45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7">
      <style:table-cell-properties fo:border="0.002cm solid #000000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11" style:family="table-cell" style:parent-style-name="Excel_20_Built-in_20_Normal">
      <style:table-cell-properties style:diagonal-bl-tr="none" style:diagonal-tl-b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style-name="ce1" office:value-type="string" table:number-columns-spanned="7" table:number-rows-spanned="1">
            <text:p>Fiche de tests unitaires</text:p>
          </table:table-cell>
          <table:covered-table-cell table:number-columns-repeated="6" table:style-name="ce1"/>
          <table:table-cell table:style-name="ce7" office:value-type="string">
            <text:p>Softwar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2" office:value-type="string">
            <text:p>Date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Résultat</text:p>
          </table:table-cell>
          <table:table-cell table:style-name="ce2" office:value-type="string" table:number-columns-spanned="3" table:number-rows-spanned="1">
            <text:p>Erreurs détectées</text:p>
          </table:table-cell>
          <table:covered-table-cell table:style-name="ce5"/>
          <table:covered-table-cell table:style-name="ce6"/>
          <table:table-cell table:style-name="ce2" office:value-type="string">
            <text:p>Nb Testés</text:p>
          </table:table-cell>
          <table:table-cell table:style-name="ce8" office:value-type="string">
            <text:p>Auteur 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3" office:value-type="date" office:date-value="2015-02-16">
            <text:p>16/02/15</text:p>
          </table:table-cell>
          <table:table-cell table:style-name="ce4" office:value-type="string">
            <text:p>component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 table:number-columns-spanned="3" table:number-rows-spanned="1">
            <text:p>0</text:p>
          </table:table-cell>
          <table:covered-table-cell table:number-columns-repeated="2" table:style-name="ce4"/>
          <table:table-cell table:style-name="ce4" office:value-type="string">
            <text:p>tout les methode</text:p>
          </table:table-cell>
          <table:table-cell table:style-name="ce4" office:value-type="string">
            <text:p>Maxence.D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3" office:value-type="date" office:date-value="2015-02-22">
            <text:p>22/02/15</text:p>
          </table:table-cell>
          <table:table-cell table:style-name="ce4" office:value-type="string">
            <text:p>game</text:p>
          </table:table-cell>
          <table:table-cell table:style-name="ce4" office:value-type="string">
            <text:p>0 sinon 13 si on retire les try catch de la donne</text:p>
          </table:table-cell>
          <table:table-cell table:style-name="ce4" office:value-type="string" table:number-columns-spanned="3" table:number-rows-spanned="1">
            <text:p>les annonce de la classe donne bug j'ai mis des try catch pour retirer les erreurs</text:p>
          </table:table-cell>
          <table:covered-table-cell table:number-columns-repeated="2" table:style-name="ce4"/>
          <table:table-cell table:style-name="ce4" office:value-type="string">
            <text:p>tout les methode</text:p>
          </table:table-cell>
          <table:table-cell table:style-name="ce4" office:value-type="string">
            <text:p>Maxence.D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3" office:value-type="date" office:date-value="2015-03-06">
            <text:p>06/03/15</text:p>
          </table:table-cell>
          <table:table-cell table:style-name="ce4" office:value-type="string">
            <text:p>scor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 table:number-columns-spanned="3" table:number-rows-spanned="1">
            <text:p>0</text:p>
          </table:table-cell>
          <table:covered-table-cell table:number-columns-repeated="2" table:style-name="ce4"/>
          <table:table-cell table:style-name="ce4" office:value-type="string">
            <text:p>tout les methode</text:p>
          </table:table-cell>
          <table:table-cell table:style-name="ce4" office:value-type="string">
            <text:p>Maxence.D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style-name="ce11"/>
          <table:table-cell table:number-columns-repeated="1015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style-name="ce11"/>
          <table:table-cell table:number-columns-repeated="1015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style-name="ce11"/>
          <table:table-cell table:number-columns-repeated="1015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style-name="ce11"/>
          <table:table-cell table:number-columns-repeated="1015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style-name="ce11"/>
          <table:table-cell table:number-columns-repeated="1015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style-name="ce11"/>
          <table:table-cell table:number-columns-repeated="1015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style-name="ce11"/>
          <table:table-cell table:number-columns-repeated="1015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style-name="ce11"/>
          <table:table-cell table:number-columns-repeated="1015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style-name="ce11"/>
          <table:table-cell table:number-columns-repeated="1015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style-name="ce11"/>
          <table:table-cell table:number-columns-repeated="1015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style-name="ce11"/>
          <table:table-cell table:number-columns-repeated="1015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style-name="ce11"/>
          <table:table-cell table:number-columns-repeated="1015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style-name="ce11"/>
          <table:table-cell table:number-columns-repeated="1015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style-name="ce11"/>
          <table:table-cell table:number-columns-repeated="1015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number-columns-repeated="1016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number-columns-repeated="1016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number-columns-repeated="1016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number-columns-repeated="1016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number-columns-repeated="1016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number-columns-repeated="1016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number-columns-repeated="1016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number-columns-repeated="1016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number-columns-repeated="1016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number-columns-repeated="1016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number-columns-repeated="1016"/>
        </table:table-row>
        <table:table-row table:style-name="ro2">
          <table:table-cell table:style-name="ce4" table:number-columns-repeated="3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number-columns-repeated="1016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5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8/03/2015</text:date>, <text:time>14:0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8T14:06:53.10</dc:date>
    <meta:generator>OpenOffice.org/3.4$Win32 OpenOffice.org_project/340m1$Build-9590</meta:generator>
    <meta:editing-duration>PT2M31S</meta:editing-duration>
    <meta:editing-cycles>1</meta:editing-cycles>
    <meta:document-statistic meta:table-count="1" meta:cell-count="26" meta:object-count="0"/>
  </office:meta>
</office:document-meta>
</file>